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thReflection.isDisrespectingOpenn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classInjectionLoader.tryLooku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ubclassInjectionLoader.resolveStrategy( Class &lt; ? &gt; mockedType , ClassLoader classLoader , boolean local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thLookup.WithLookup( Object lookup , Object codegenLookup , Method privateLookup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ubclassInjectionLoader.isDisrespectingOpenn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thIsolatedLoader.resolveStrategy( Class &lt; ? &gt; mockedType , ClassLoader classLoader , boolean local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thIsolatedLoader.isDisrespectingOpenn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thLookup.isDisrespectingOpenn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thReflection.resolveStrategy( Class &lt; ? &gt; mockedType , ClassLoader classLoader , boolean localMo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ubclassInjectionLoader.SubclassInjectionLoad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ithLookup.resolveStrategy( Class &lt; ? &gt; mockedType , ClassLoader classLoader , boolean localMock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